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A000001F25A2E3D91E1A3D1D3.png" manifest:media-type="image/png"/>
  <manifest:file-entry manifest:full-path="Pictures/100002010000029400000049EF5457F0281D05E6.png" manifest:media-type="image/png"/>
  <manifest:file-entry manifest:full-path="Pictures/10000201000002CF000000B34A0C8C1A973DFE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7cm" svg:height="4.232cm" draw:z-index="0"><draw:image xlink:href="Pictures/10000201000002CF000000B34A0C8C1A973DFEBD.png" xlink:type="simple" xlink:show="embed" xlink:actuate="onLoad" loext:mime-type="image/png"/></draw:frame><draw:frame draw:style-name="fr1" draw:name="Image2" text:anchor-type="char" svg:x="0.026cm" svg:y="4.842cm" svg:width="17cm" svg:height="1.88cm" draw:z-index="1"><draw:image xlink:href="Pictures/100002010000029400000049EF5457F0281D05E6.png" xlink:type="simple" xlink:show="embed" xlink:actuate="onLoad" loext:mime-type="image/png"/></draw:frame><draw:frame draw:style-name="fr1" draw:name="Image3" text:anchor-type="char" svg:x="0.053cm" svg:y="7.664cm" svg:width="17cm" svg:height="11.596cm" draw:z-index="2"><draw:image xlink:href="Pictures/10000201000002DA000001F25A2E3D91E1A3D1D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4T19:45:03.637127219</meta:creation-date>
    <dc:date>2021-08-24T20:14:41.145336879</dc:date>
    <meta:editing-duration>PT9M17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